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9945in"/>
    </style:style>
    <style:style style:name="co6" style:family="table-column">
      <style:table-column-properties fo:break-before="auto" style:column-width="0.8272in"/>
    </style:style>
    <style:style style:name="ro1" style:family="table-row">
      <style:table-row-properties style:row-height="0.3516in" fo:break-before="auto" style:use-optimal-row-height="false"/>
    </style:style>
    <style:style style:name="ro2" style:family="table-row">
      <style:table-row-properties style:row-height="0.3425in" fo:break-before="auto" style:use-optimal-row-height="false"/>
    </style:style>
    <style:style style:name="ro3" style:family="table-row">
      <style:table-row-properties style:row-height="0.5366in" fo:break-before="auto" style:use-optimal-row-height="false"/>
    </style:style>
    <style:style style:name="ro4" style:family="table-row">
      <style:table-row-properties style:row-height="0.4626in" fo:break-before="auto" style:use-optimal-row-height="true"/>
    </style:style>
    <style:style style:name="ro5" style:family="table-row">
      <style:table-row-properties style:row-height="0.639in" fo:break-before="auto" style:use-optimal-row-height="false"/>
    </style:style>
    <style:style style:name="ro6" style:family="table-row">
      <style:table-row-properties style:row-height="0.8055in" fo:break-before="auto" style:use-optimal-row-height="false"/>
    </style:style>
    <style:style style:name="ro7" style:family="table-row">
      <style:table-row-properties style:row-height="0.9346in" fo:break-before="auto" style:use-optimal-row-height="false"/>
    </style:style>
    <style:style style:name="ro8" style:family="table-row">
      <style:table-row-properties style:row-height="0.9071in" fo:break-before="auto" style:use-optimal-row-height="false"/>
    </style:style>
    <style:style style:name="ro9" style:family="table-row">
      <style:table-row-properties style:row-height="0.4811in" fo:break-before="auto" style:use-optimal-row-height="false"/>
    </style:style>
    <style:style style:name="ro10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style:font-name-asian="Arial Unicode MS" style:font-name-complex="Arial Unicode MS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4"/>
        <table:table-column table:style-name="co4" table:number-columns-repeated="2" table:default-cell-style-name="ce3"/>
        <table:table-column table:style-name="co6" table:default-cell-style-name="ce3"/>
        <table:table-column table:style-name="co4" table:default-cell-style-name="ce4"/>
        <table:table-row table:style-name="ro1">
          <table:table-cell table:style-name="ce1" office:value-type="string">
            <text:p>Сущность</text:p>
          </table:table-cell>
          <table:table-cell table:style-name="ce1" office:value-type="string">
            <text:p>CREATE</text:p>
          </table:table-cell>
          <table:table-cell table:style-name="ce7"/>
          <table:table-cell table:style-name="ce1" office:value-type="string">
            <text:p>READ</text:p>
          </table:table-cell>
          <table:table-cell table:style-name="ce7"/>
          <table:table-cell table:style-name="ce1" office:value-type="string">
            <text:p>UPDATE</text:p>
          </table:table-cell>
          <table:table-cell table:style-name="ce7"/>
          <table:table-cell table:style-name="ce1" office:value-type="string">
            <text:p>DELETE</text:p>
          </table:table-cell>
          <table:table-cell table:style-name="ce7"/>
          <table:table-cell/>
        </table:table-row>
        <table:table-row table:style-name="ro2">
          <table:table-cell table:style-name="ce2"/>
          <table:table-cell table:style-name="ce3" office:value-type="string">
            <text:p>Роль</text:p>
          </table:table-cell>
          <table:table-cell office:value-type="string">
            <text:p>Действие</text:p>
          </table:table-cell>
          <table:table-cell office:value-type="string">
            <text:p>Роль</text:p>
          </table:table-cell>
          <table:table-cell office:value-type="string">
            <text:p>Действие</text:p>
          </table:table-cell>
          <table:table-cell table:style-name="ce3" office:value-type="string">
            <text:p>Роль</text:p>
          </table:table-cell>
          <table:table-cell office:value-type="string">
            <text:p>Действие</text:p>
          </table:table-cell>
          <table:table-cell office:value-type="string">
            <text:p>Роль</text:p>
          </table:table-cell>
          <table:table-cell office:value-type="string">
            <text:p>Действие</text:p>
          </table:table-cell>
          <table:table-cell/>
        </table:table-row>
        <table:table-row table:style-name="ro3">
          <table:table-cell table:style-name="ce3" office:value-type="string">
            <text:p>Услуга</text:p>
          </table:table-cell>
          <table:table-cell table:style-name="ce3" office:value-type="string">
            <text:p>Клиент, Посетитель</text:p>
          </table:table-cell>
          <table:table-cell office:value-type="string">
            <text:p>записывается на услугу</text:p>
          </table:table-cell>
          <table:table-cell office:value-type="string">
            <text:p>Мастер, Менеджер</text:p>
          </table:table-cell>
          <table:table-cell office:value-type="string">
            <text:p>просматривает</text:p>
          </table:table-cell>
          <table:table-cell table:style-name="ce3" office:value-type="string">
            <text:p>Клиент, Менеджер</text:p>
          </table:table-cell>
          <table:table-cell office:value-type="string">
            <text:p>изменяет услугу</text:p>
          </table:table-cell>
          <table:table-cell office:value-type="string">
            <text:p>Менеджер</text:p>
          </table:table-cell>
          <table:table-cell office:value-type="string">
            <text:p>Переводит в архив после оплаты</text:p>
          </table:table-cell>
          <table:table-cell/>
        </table:table-row>
        <table:table-row table:style-name="ro4">
          <table:table-cell table:style-name="ce3" office:value-type="string">
            <text:p>Расписание</text:p>
          </table:table-cell>
          <table:table-cell table:style-name="ce3" office:value-type="string">
            <text:p>Менеджер</text:p>
          </table:table-cell>
          <table:table-cell office:value-type="string">
            <text:p>создает</text:p>
          </table:table-cell>
          <table:table-cell office:value-type="string">
            <text:p>Мастер, Клиент, Посетитель</text:p>
          </table:table-cell>
          <table:table-cell office:value-type="string">
            <text:p>просматривает</text:p>
          </table:table-cell>
          <table:table-cell table:style-name="ce3" office:value-type="string">
            <text:p>Менеджер</text:p>
          </table:table-cell>
          <table:table-cell office:value-type="string">
            <text:p>изменяет</text:p>
          </table:table-cell>
          <table:table-cell table:number-columns-repeated="2" office:value-type="string">
            <text:p>Выяснить у заказчика</text:p>
          </table:table-cell>
          <table:table-cell/>
        </table:table-row>
        <table:table-row table:style-name="ro5">
          <table:table-cell office:value-type="string">
            <text:p>Запись</text:p>
          </table:table-cell>
          <table:table-cell table:style-name="ce6" office:value-type="string">
            <text:p>Посетитель,Клиент</text:p>
          </table:table-cell>
          <table:table-cell table:style-name="ce6" office:value-type="string">
            <text:p>записывается на услугу</text:p>
          </table:table-cell>
          <table:table-cell table:style-name="ce6" office:value-type="string">
            <text:p>Мастер, Клиент, Посетитель,Менеджер</text:p>
          </table:table-cell>
          <table:table-cell table:style-name="ce4" office:value-type="string">
            <text:p>просматривает</text:p>
          </table:table-cell>
          <table:table-cell office:value-type="string">
            <text:p>Менеджер</text:p>
          </table:table-cell>
          <table:table-cell table:style-name="ce6" office:value-type="string">
            <text:p>изменяет запись</text:p>
          </table:table-cell>
          <table:table-cell office:value-type="string">
            <text:p>Выяснить у заказчика</text:p>
          </table:table-cell>
          <table:table-cell table:style-name="ce6" office:value-type="string">
            <text:p>Выяснить у заказчика</text:p>
          </table:table-cell>
          <table:table-cell/>
        </table:table-row>
        <table:table-row table:style-name="ro6">
          <table:table-cell office:value-type="string">
            <text:p>Мастер</text:p>
          </table:table-cell>
          <table:table-cell office:value-type="string">
            <text:p>Менеджер</text:p>
          </table:table-cell>
          <table:table-cell table:style-name="ce6" office:value-type="string">
            <text:p>Менеджер добавляет нового мастера в систему</text:p>
          </table:table-cell>
          <table:table-cell table:style-name="ce4" office:value-type="string">
            <text:p>Мастер</text:p>
          </table:table-cell>
          <table:table-cell office:value-type="string">
            <text:p>просматривает свои услуги и отзывы клиентов</text:p>
          </table:table-cell>
          <table:table-cell office:value-type="string">
            <text:p>Мастер</text:p>
          </table:table-cell>
          <table:table-cell office:value-type="string">
            <text:p>обновляет свои данные или доступные услуги</text:p>
          </table:table-cell>
          <table:table-cell office:value-type="string">
            <text:p>Менеджер</text:p>
          </table:table-cell>
          <table:table-cell table:style-name="ce6" office:value-type="string">
            <text:p>Выяснить у заказчика</text:p>
          </table:table-cell>
          <table:table-cell/>
        </table:table-row>
        <table:table-row table:style-name="ro6">
          <table:table-cell office:value-type="string">
            <text:p>Бухглатерия</text:p>
          </table:table-cell>
          <table:table-cell office:value-type="string">
            <text:p>Менеджер</text:p>
          </table:table-cell>
          <table:table-cell office:value-type="string">
            <text:p>Менеджер создает запись о произведенной оплате за услуги</text:p>
          </table:table-cell>
          <table:table-cell office:value-type="string">
            <text:p>Бухгалтер</text:p>
          </table:table-cell>
          <table:table-cell office:value-type="string">
            <text:p>просматривает отчеты о платежах и начислениях</text:p>
          </table:table-cell>
          <table:table-cell office:value-type="string">
            <text:p>Менеджер</text:p>
          </table:table-cell>
          <table:table-cell office:value-type="string">
            <text:p>Менеджер обновляет информацию о статусе оплаты</text:p>
          </table:table-cell>
          <table:table-cell table:style-name="ce4" office:value-type="string">
            <text:p>Бухглатерия</text:p>
          </table:table-cell>
          <table:table-cell office:value-type="string">
            <text:p>Выяснить у заказчика</text:p>
          </table:table-cell>
          <table:table-cell/>
        </table:table-row>
        <table:table-row table:style-name="ro7">
          <table:table-cell table:number-columns-repeated="2" office:value-type="string">
            <text:p>Менеджер</text:p>
          </table:table-cell>
          <table:table-cell office:value-type="string">
            <text:p>Создает учетные записи для новых мастеров и услуг</text:p>
          </table:table-cell>
          <table:table-cell table:style-name="ce4" office:value-type="string">
            <text:p>Менеджер</text:p>
          </table:table-cell>
          <table:table-cell office:value-type="string">
            <text:p>просматривает отчеты о выполненных услугах и отзывы клиентов</text:p>
          </table:table-cell>
          <table:table-cell office:value-type="string">
            <text:p>Менеджер</text:p>
          </table:table-cell>
          <table:table-cell table:style-name="ce6" office:value-type="string">
            <text:p>обновляет расписание мастеров </text:p>
          </table:table-cell>
          <table:table-cell table:style-name="ce4" office:value-type="string">
            <text:p>Менеджер</text:p>
          </table:table-cell>
          <table:table-cell table:style-name="ce6" office:value-type="string">
            <text:p>Выяснить у заказчика</text:p>
          </table:table-cell>
          <table:table-cell/>
        </table:table-row>
        <table:table-row table:style-name="ro8">
          <table:table-cell table:style-name="ce5" office:value-type="string">
            <text:p>Пользователь</text:p>
          </table:table-cell>
          <table:table-cell office:value-type="string">
            <text:p>Пользователь</text:p>
          </table:table-cell>
          <table:table-cell table:style-name="ce6" office:value-type="string">
            <text:p>регистрируется на сайте</text:p>
          </table:table-cell>
          <table:table-cell table:style-name="ce6" office:value-type="string">
            <text:p>Пользователь</text:p>
          </table:table-cell>
          <table:table-cell table:style-name="ce6" office:value-type="string">
            <text:p>просмотр своей записи(в уведомлении) по выбранному каналу связи</text:p>
          </table:table-cell>
          <table:table-cell office:value-type="string">
            <text:p>Пользователь</text:p>
          </table:table-cell>
          <table:table-cell office:value-type="string">
            <text:p>Пользователь обновляет свои контактные данные</text:p>
          </table:table-cell>
          <table:table-cell table:style-name="ce4" office:value-type="string">
            <text:p>Пользователь</text:p>
          </table:table-cell>
          <table:table-cell table:style-name="ce6" office:value-type="string">
            <text:p>Возможно удаление учетной записи(выяснить у заказчика)</text:p>
          </table:table-cell>
          <table:table-cell/>
        </table:table-row>
        <table:table-row table:style-name="ro9">
          <table:table-cell table:style-name="Default" table:number-columns-repeated="10"/>
        </table:table-row>
      </table:table>
      <table:table table:name="Лист2" table:style-name="ta1" table:print="false">
        <table:table-column table:style-name="co4" table:default-cell-style-name="Default"/>
        <table:table-row table:style-name="ro10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5">01/05/2025</text:date>, <text:time>16:53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ина мклина</meta:initial-creator>
    <meta:creation-date>2025-01-05T14:00:25</meta:creation-date>
    <dc:date>2025-01-05T16:53:23</dc:date>
    <dc:creator>алина мклина</dc:creator>
    <meta:editing-duration>PT36M16S</meta:editing-duration>
    <meta:editing-cycles>1</meta:editing-cycles>
    <meta:document-statistic meta:table-count="3" meta:cell-count="76" meta:object-count="0"/>
    <meta:generator>OpenOffice/4.1.14$Unix OpenOffice.org_project/4114m1$Build-9811</meta:generator>
    <meta:user-defined meta:name=""/>
  </office:meta>
</office:document-meta>
</file>